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70000000D850C35637.svm" manifest:media-type=""/>
  <manifest:file-entry manifest:full-path="Pictures/20000001000001B000000129C1E76D42.svm" manifest:media-type=""/>
  <manifest:file-entry manifest:full-path="Pictures/2000000100000129000000D4A57FA253.svm" manifest:media-type=""/>
  <manifest:file-entry manifest:full-path="Pictures/200000010000018500000142AEA88071.svm" manifest:media-type=""/>
  <manifest:file-entry manifest:full-path="Pictures/200000010000017D00000142CF7A6707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2000002570000018505E0B8BD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5.865cm" svg:height="3.809cm" svg:x="3.436cm" svg:y="0.761cm">
          <draw:image xlink:href="Pictures/20000002000002570000018505E0B8BD.eps" xlink:type="simple" xlink:show="embed" xlink:actuate="onLoad">
            <text:p/>
          </draw:image>
        </draw:frame>
        <draw:frame draw:style-name="gr2" draw:text-style-name="P1" draw:layer="layout" svg:width="0.739cm" svg:height="0.365cm" svg:x="4.592cm" svg:y="0.29cm">
          <draw:image xlink:href="Pictures/20000001000002690000013145689BC3.svm" xlink:type="simple" xlink:show="embed" xlink:actuate="onLoad">
            <text:p/>
          </draw:image>
        </draw:frame>
        <draw:frame draw:style-name="gr2" draw:text-style-name="P1" draw:layer="layout" svg:width="0.739cm" svg:height="0.365cm" svg:x="7.832cm" svg:y="0.665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4.592cm" svg:y="4.658cm">
          <draw:image xlink:href="Pictures/200000010000026E0000012D2A70A9BF.svm" xlink:type="simple" xlink:show="embed" xlink:actuate="onLoad">
            <text:p/>
          </draw:image>
        </draw:frame>
        <draw:frame draw:style-name="gr3" draw:text-style-name="P1" draw:layer="layout" svg:width="0.745cm" svg:height="0.36cm" svg:x="7.832cm" svg:y="4.336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2" draw:layer="layout" svg:width="1.092cm" svg:height="0.916cm" svg:x="10.406cm" svg:y="4.003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4" draw:text-style-name="P2" draw:layer="layout" svg:width="1.331cm" svg:height="0.916cm" svg:x="2.192cm" svg:y="4.003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5" draw:text-style-name="P1" draw:layer="layout" svg:width="0.456cm" svg:height="0.385cm" svg:x="8.267cm" svg:y="2.112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466cm" svg:height="0.385cm" svg:x="8.267cm" svg:y="2.818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517cm" svg:height="0.355cm" svg:x="9.096cm" svg:y="3.042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355cm" svg:height="0.253cm" svg:x="7.159cm" svg:y="2.31cm">
          <draw:image xlink:href="Pictures/2000000100000129000000D4A57FA253.svm" xlink:type="simple" xlink:show="embed" xlink:actuate="onLoad">
            <text:p/>
          </draw:image>
        </draw:frame>
        <draw:frame draw:style-name="gr9" draw:text-style-name="P1" draw:layer="layout" svg:width="0.44cm" svg:height="0.258cm" svg:x="9.31cm" svg:y="2.507cm">
          <draw:image xlink:href="Pictures/2000000100000170000000D850C35637.svm" xlink:type="simple" xlink:show="embed" xlink:actuate="onLoad">
            <text:p/>
          </draw:image>
        </draw:frame>
        <draw:frame draw:style-name="gr5" draw:text-style-name="P1" draw:layer="layout" svg:width="0.456cm" svg:height="0.385cm" svg:x="5.374cm" svg:y="1.771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466cm" svg:height="0.385cm" svg:x="5.374cm" svg:y="3.161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517cm" svg:height="0.355cm" svg:x="6.176cm" svg:y="3.098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355cm" svg:height="0.253cm" svg:x="3.148cm" svg:y="2.466cm">
          <draw:image xlink:href="Pictures/2000000100000129000000D4A57FA253.svm" xlink:type="simple" xlink:show="embed" xlink:actuate="onLoad">
            <text:p/>
          </draw:image>
        </draw:frame>
        <draw:frame draw:style-name="gr9" draw:text-style-name="P1" draw:layer="layout" svg:width="0.44cm" svg:height="0.258cm" svg:x="6.214cm" svg:y="2.305cm">
          <draw:image xlink:href="Pictures/2000000100000170000000D850C3563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8T12:49:07</meta:creation-date>
    <meta:editing-duration>PT5M22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7T19:49:20.216603592</dc:date>
    <meta:document-statistic meta:object-count="17"/>
    <meta:template xlink:type="simple" xlink:actuate="onRequest" xlink:title="kkkFigures" xlink:href="../../../../../.libreoffice/3/user/template/kkkFigures.otg" meta:date="2014-11-08T12:49:06"/>
  </office:meta>
</office:document-meta>
</file>